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marker-end="" draw:marker-end-width="0.3cm" draw:textarea-horizontal-align="center" draw:textarea-vertical-align="middle"/>
    </style:style>
    <style:style style:name="gr7" style:family="graphic" style:parent-style-name="standard">
      <style:graphic-properties draw:marker-end="" draw:marker-end-width="0.3cm" draw:textarea-horizontal-align="center" draw:textarea-vertical-align="middle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start"/>
      <style:text-properties fo:font-size="24pt" fo:font-weight="bold" style:font-size-asian="24pt" style:font-weight-asian="bold" style:font-size-complex="24pt" style:font-weight-complex="bold"/>
    </style:style>
    <style:style style:name="P2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text-align="center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4.605cm" svg:height="4.445cm" svg:x="0.635cm" svg:y="0.635cm"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5.08cm" svg:x="4.445cm" svg:y="19.6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.54cm" svg:height="2.54cm" svg:x="1.27cm" svg:y="19.685cm">
          <text:p text:style-name="P3">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6.985cm" svg:height="9.525cm" svg:x="22.86cm" svg:y="10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.54cm" svg:height="5.715cm" svg:x="19.685cm" svg:y="16.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6.985cm" svg:height="16.51cm" svg:x="11.43cm" svg:y="5.715cm">
          <text:p/>
          <draw:enhanced-geometry svg:viewBox="0 0 21600 21600" draw:path-stretchpoint-x="10800" draw:path-stretchpoint-y="10800" draw:text-areas="?f3 ?f4 ?f5 ?f6" draw:type="round-rectangle" draw:modifiers="3249.584884053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3.175cm" svg:height="9.525cm" svg:x="7.62cm" svg:y="9.5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6.35cm" svg:height="5.715cm" svg:x="0.635cm" svg:y="13.3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id="id1" draw:layer="layout" svg:width="2.54cm" svg:height="1.27cm" svg:x="12.7cm" svg:y="6.35cm">
          <text:p text:style-name="P3">Roo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id="id13" draw:layer="layout" svg:width="1.27cm" svg:height="1.27cm" svg:x="20.32cm" svg:y="17.145cm">
          <text:p text:style-name="P3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id="id4" draw:layer="layout" svg:width="1.27cm" svg:height="1.27cm" svg:x="24.765cm" svg:y="10.795cm">
          <text:p text:style-name="P3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id="id5" draw:layer="layout" svg:width="1.27cm" svg:height="1.27cm" svg:x="8.255cm" svg:y="10.795cm">
          <text:p text:style-name="P3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id="id6" draw:layer="layout" svg:width="1.27cm" svg:height="1.27cm" svg:x="13.97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id="id2" draw:layer="layout" svg:width="1.27cm" svg:height="1.27cm" svg:x="12.065cm" svg:y="10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id="id3" draw:layer="layout" svg:width="1.27cm" svg:height="1.27cm" svg:x="15.24cm" svg:y="10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id="id12" draw:layer="layout" svg:width="1.27cm" svg:height="1.27cm" svg:x="4.445cm" svg:y="16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id="id9" draw:layer="layout" svg:width="1.27cm" svg:height="1.27cm" svg:x="26.67cm" svg:y="14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id="id19" draw:layer="layout" svg:width="1.27cm" svg:height="1.27cm" svg:x="8.89cm" svg:y="17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id="id20" draw:layer="layout" svg:width="1.27cm" svg:height="1.27cm" svg:x="26.035cm" svg:y="17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id="id11" draw:layer="layout" svg:width="1.27cm" svg:height="1.27cm" svg:x="1.905cm" svg:y="16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id="id7" draw:layer="layout" svg:width="1.27cm" svg:height="1.27cm" svg:x="16.51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id="id18" draw:layer="layout" svg:width="1.27cm" svg:height="1.27cm" svg:x="8.89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id="id8" draw:layer="layout" svg:width="1.27cm" svg:height="1.27cm" svg:x="23.495cm" svg:y="14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id="id14" draw:layer="layout" svg:width="1.27cm" svg:height="1.27cm" svg:x="14.605cm" svg:y="17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id="id21" draw:layer="layout" svg:width="1.27cm" svg:height="1.27cm" svg:x="27.94cm" svg:y="17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line" svg:x1="13.97cm" svg:y1="7.62cm" svg:x2="12.7cm" svg:y2="10.795cm" draw:start-shape="id1" draw:start-glue-point="8" draw:end-shape="id2" draw:end-glue-point="4" svg:d="m13970 7620-1270 3175">
          <text:p text:style-name="P3"><text:s/></text:p>
        </draw:connector>
        <draw:connector draw:style-name="gr7" draw:text-style-name="P3" draw:layer="layout" draw:type="line" svg:x1="13.97cm" svg:y1="7.62cm" svg:x2="15.875cm" svg:y2="10.795cm" draw:start-shape="id1" draw:start-glue-point="8" draw:end-shape="id3" draw:end-glue-point="4" svg:d="m13970 7620 1905 3175">
          <text:p/>
        </draw:connector>
        <draw:connector draw:style-name="gr7" draw:text-style-name="P3" draw:layer="layout" draw:type="line" svg:x1="13.97cm" svg:y1="7.62cm" svg:x2="25.4cm" svg:y2="10.795cm" draw:start-shape="id1" draw:start-glue-point="8" draw:end-shape="id4" draw:end-glue-point="4" svg:d="m13970 7620 11430 3175">
          <text:p/>
        </draw:connector>
        <draw:connector draw:style-name="gr7" draw:text-style-name="P3" draw:layer="layout" draw:type="line" svg:x1="13.97cm" svg:y1="7.62cm" svg:x2="8.89cm" svg:y2="10.795cm" draw:start-shape="id1" draw:start-glue-point="8" draw:end-shape="id5" draw:end-glue-point="4" svg:d="m13970 7620-5080 3175">
          <text:p/>
        </draw:connector>
        <draw:custom-shape draw:style-name="gr4" draw:text-style-name="P3" draw:id="id10" draw:layer="layout" svg:width="1.27cm" svg:height="1.27cm" svg:x="3.175cm" svg:y="13.97cm">
          <text:p text:style-name="P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line" svg:x1="15.875cm" svg:y1="12.065cm" svg:x2="14.605cm" svg:y2="13.97cm" draw:start-shape="id3" draw:start-glue-point="8" draw:end-shape="id6" draw:end-glue-point="4" svg:d="m15875 12065-1270 1905">
          <text:p/>
        </draw:connector>
        <draw:connector draw:style-name="gr7" draw:text-style-name="P3" draw:layer="layout" draw:type="line" svg:x1="15.875cm" svg:y1="12.065cm" svg:x2="17.145cm" svg:y2="13.97cm" draw:start-shape="id3" draw:start-glue-point="8" draw:end-shape="id7" draw:end-glue-point="4" svg:d="m15875 12065 1270 1905">
          <text:p/>
        </draw:connector>
        <draw:connector draw:style-name="gr7" draw:text-style-name="P3" draw:layer="layout" draw:type="line" svg:x1="25.4cm" svg:y1="12.065cm" svg:x2="24.13cm" svg:y2="14.605cm" draw:start-shape="id4" draw:start-glue-point="8" draw:end-shape="id8" draw:end-glue-point="4" svg:d="m25400 12065-1270 2540">
          <text:p/>
        </draw:connector>
        <draw:connector draw:style-name="gr7" draw:text-style-name="P3" draw:layer="layout" draw:type="line" svg:x1="25.4cm" svg:y1="12.065cm" svg:x2="27.305cm" svg:y2="14.605cm" draw:start-shape="id4" draw:start-glue-point="8" draw:end-shape="id9" draw:end-glue-point="4" svg:d="m25400 12065 1905 2540">
          <text:p/>
        </draw:connector>
        <draw:connector draw:style-name="gr7" draw:text-style-name="P3" draw:layer="layout" draw:type="line" svg:x1="3.81cm" svg:y1="15.24cm" svg:x2="2.54cm" svg:y2="16.51cm" draw:start-shape="id10" draw:start-glue-point="8" draw:end-shape="id11" draw:end-glue-point="4" svg:d="m3810 15240-1270 1270">
          <text:p/>
        </draw:connector>
        <draw:connector draw:style-name="gr7" draw:text-style-name="P3" draw:layer="layout" draw:type="line" svg:x1="3.81cm" svg:y1="15.24cm" svg:x2="5.08cm" svg:y2="16.51cm" draw:start-shape="id10" draw:start-glue-point="8" draw:end-shape="id12" draw:end-glue-point="4" svg:d="m3810 15240 1270 1270">
          <text:p/>
        </draw:connector>
        <draw:connector draw:style-name="gr7" draw:text-style-name="P3" draw:layer="layout" draw:type="line" svg:x1="17.145cm" svg:y1="15.24cm" svg:x2="20.955cm" svg:y2="17.145cm" draw:start-shape="id7" draw:start-glue-point="8" draw:end-shape="id13" draw:end-glue-point="4" svg:d="m17145 15240 3810 1905">
          <text:p/>
        </draw:connector>
        <draw:connector draw:style-name="gr7" draw:text-style-name="P3" draw:layer="layout" draw:type="line" svg:x1="17.145cm" svg:y1="15.24cm" svg:x2="15.24cm" svg:y2="17.145cm" draw:start-shape="id7" draw:start-glue-point="8" draw:end-shape="id14" draw:end-glue-point="4" svg:d="m17145 15240-1905 1905">
          <text:p/>
        </draw:connector>
        <draw:custom-shape draw:style-name="gr5" draw:text-style-name="P3" draw:id="id15" draw:layer="layout" svg:width="1.27cm" svg:height="1.27cm" svg:x="14.605cm" svg:y="20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id="id16" draw:layer="layout" svg:width="1.27cm" svg:height="1.27cm" svg:x="16.51cm" svg:y="20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line" svg:x1="15.24cm" svg:y1="18.415cm" svg:x2="15.24cm" svg:y2="20.32cm" draw:start-shape="id14" draw:start-glue-point="8" draw:end-shape="id15" draw:end-glue-point="4" svg:d="m15240 18415v1905">
          <text:p/>
        </draw:connector>
        <draw:connector draw:style-name="gr7" draw:text-style-name="P3" draw:layer="layout" draw:type="line" svg:x1="15.24cm" svg:y1="18.415cm" svg:x2="17.145cm" svg:y2="20.32cm" draw:start-shape="id14" draw:start-glue-point="8" draw:end-shape="id16" draw:end-glue-point="4" svg:d="m15240 18415 1905 1905">
          <text:p/>
        </draw:connector>
        <draw:custom-shape draw:style-name="gr5" draw:text-style-name="P3" draw:id="id17" draw:layer="layout" svg:width="1.27cm" svg:height="1.27cm" svg:x="12.7cm" svg:y="20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line" svg:x1="15.24cm" svg:y1="18.415cm" svg:x2="13.335cm" svg:y2="20.32cm" draw:start-shape="id14" draw:start-glue-point="8" draw:end-shape="id17" draw:end-glue-point="4" svg:d="m15240 18415-1905 1905">
          <text:p/>
        </draw:connector>
        <draw:connector draw:style-name="gr7" draw:text-style-name="P3" draw:layer="layout" draw:type="line" svg:x1="8.89cm" svg:y1="12.065cm" svg:x2="3.81cm" svg:y2="13.97cm" draw:start-shape="id5" draw:start-glue-point="8" draw:end-shape="id10" draw:end-glue-point="4" svg:d="m8890 12065-5080 1905">
          <text:p/>
        </draw:connector>
        <draw:connector draw:style-name="gr7" draw:text-style-name="P3" draw:layer="layout" draw:type="line" svg:x1="8.89cm" svg:y1="12.065cm" svg:x2="9.525cm" svg:y2="13.97cm" draw:start-shape="id5" draw:start-glue-point="8" draw:end-shape="id18" draw:end-glue-point="4" svg:d="m8890 12065 635 1905">
          <text:p/>
        </draw:connector>
        <draw:connector draw:style-name="gr7" draw:text-style-name="P3" draw:layer="layout" draw:type="line" svg:x1="9.525cm" svg:y1="15.24cm" svg:x2="9.525cm" svg:y2="17.145cm" draw:start-shape="id18" draw:start-glue-point="8" draw:end-shape="id19" draw:end-glue-point="4" svg:d="m9525 15240v1905">
          <text:p/>
        </draw:connector>
        <draw:connector draw:style-name="gr7" draw:text-style-name="P3" draw:layer="layout" draw:type="line" svg:x1="27.305cm" svg:y1="15.875cm" svg:x2="26.67cm" svg:y2="17.78cm" draw:start-shape="id9" draw:start-glue-point="8" draw:end-shape="id20" draw:end-glue-point="4" svg:d="m27305 15875-635 1905">
          <text:p/>
        </draw:connector>
        <draw:connector draw:style-name="gr7" draw:text-style-name="P3" draw:layer="layout" draw:type="line" svg:x1="27.305cm" svg:y1="15.875cm" svg:x2="28.575cm" svg:y2="17.78cm" draw:start-shape="id9" draw:start-glue-point="8" draw:end-shape="id21" draw:end-glue-point="4" svg:d="m27305 15875 1270 1905">
          <text:p/>
        </draw:connector>
        <draw:custom-shape draw:style-name="gr5" draw:text-style-name="P3" draw:id="id22" draw:layer="layout" svg:width="1.27cm" svg:height="1.27cm" svg:x="20.32cm" svg:y="20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line" svg:x1="20.955cm" svg:y1="18.415cm" svg:x2="20.955cm" svg:y2="20.32cm" draw:start-shape="id13" draw:start-glue-point="8" draw:end-shape="id22" draw:end-glue-point="4" svg:d="m20955 18415v1905">
          <text:p/>
        </draw:connector>
        <draw:connector draw:style-name="gr7" draw:text-style-name="P3" draw:layer="layout" draw:type="line" svg:x1="13.97cm" svg:y1="4.445cm" svg:x2="13.97cm" svg:y2="6.35cm" draw:start-shape="id23" draw:start-glue-point="8" draw:end-shape="id1" draw:end-glue-point="4" svg:d="m13970 4445v1905">
          <text:p/>
        </draw:connector>
        <draw:custom-shape draw:style-name="gr4" draw:text-style-name="P3" draw:id="id24" draw:layer="layout" svg:width="1.27cm" svg:height="1.27cm" svg:x="1.905cm" svg:y="20.32cm">
          <text:p text:style-name="P3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id="id25" draw:layer="layout" svg:width="1.27cm" svg:height="1.27cm" svg:x="6.35cm" svg:y="20.32cm">
          <text:p text:style-name="P3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draw:type="line" svg:x1="5.08cm" svg:y1="17.78cm" svg:x2="2.54cm" svg:y2="20.32cm" draw:start-shape="id12" draw:start-glue-point="8" draw:end-shape="id24" draw:end-glue-point="4" svg:d="m5080 17780-2540 2540">
          <text:p/>
        </draw:connector>
        <draw:connector draw:style-name="gr8" draw:text-style-name="P3" draw:layer="layout" draw:type="line" svg:x1="5.08cm" svg:y1="17.78cm" svg:x2="6.985cm" svg:y2="20.32cm" draw:start-shape="id12" draw:start-glue-point="8" draw:end-shape="id25" draw:end-glue-point="4" svg:d="m5080 17780 1905 2540">
          <text:p/>
        </draw:connector>
        <draw:custom-shape draw:style-name="gr5" draw:text-style-name="P3" draw:id="id26" draw:layer="layout" svg:width="1.27cm" svg:height="1.27cm" svg:x="5.08cm" svg:y="22.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id="id27" draw:layer="layout" svg:width="1.27cm" svg:height="1.27cm" svg:x="7.62cm" svg:y="22.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draw:type="line" svg:x1="6.985cm" svg:y1="21.59cm" svg:x2="5.715cm" svg:y2="22.86cm" draw:start-shape="id25" draw:start-glue-point="8" draw:end-shape="id26" draw:end-glue-point="4" svg:d="m6985 21590-1270 1270">
          <text:p/>
        </draw:connector>
        <draw:connector draw:style-name="gr8" draw:text-style-name="P3" draw:layer="layout" draw:type="line" svg:x1="6.985cm" svg:y1="21.59cm" svg:x2="8.255cm" svg:y2="22.86cm" draw:start-shape="id25" draw:start-glue-point="8" draw:end-shape="id27" draw:end-glue-point="4" svg:d="m6985 21590 1270 1270">
          <text:p/>
        </draw:connector>
        <draw:custom-shape draw:style-name="gr4" draw:text-style-name="P3" draw:id="id23" draw:layer="layout" svg:width="1.27cm" svg:height="1.27cm" svg:x="13.335cm" svg:y="3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id="id28" draw:layer="layout" svg:width="1.27cm" svg:height="1.27cm" svg:x="13.335cm" svg:y="1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layer="layout" svg:width="6.632cm" svg:height="0.962cm" svg:x="6.35cm" svg:y="1.578cm">
          <draw:text-box>
            <text:p>Exclusive access lock</text:p>
          </draw:text-box>
        </draw:frame>
        <draw:frame draw:style-name="gr10" draw:layer="layout" svg:width="6.492cm" svg:height="0.962cm" svg:x="6.35cm" svg:y="3.483cm">
          <draw:text-box>
            <text:p>Root access unit lock</text:p>
          </draw:text-box>
        </draw:frame>
        <draw:connector draw:style-name="gr8" draw:text-style-name="P3" draw:layer="layout" svg:x1="13.97cm" svg:y1="2.54cm" svg:x2="13.97cm" svg:y2="3.175cm" draw:start-shape="id28" draw:start-glue-point="8" draw:end-shape="id23" draw:end-glue-point="4" svg:d="m13970 2540v63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0.48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imitar Asenov</meta:initial-creator>
    <meta:creation-date>2011-03-03T16:24:30</meta:creation-date>
    <dc:date>2011-03-03T17:43:18</dc:date>
    <dc:creator>Dimitar Asenov</dc:creator>
    <meta:editing-duration>PT00H56M51S</meta:editing-duration>
    <meta:editing-cycles>11</meta:editing-cycles>
    <meta:generator>OpenOffice.org/3.2$Unix OpenOffice.org_project/320m19$Build-9505</meta:generator>
    <meta:document-statistic meta:object-count="65"/>
  </office:meta>
</office:document-meta>
</file>